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2.4965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1.4846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3.54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 style:vertical-align="to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7" style:family="table-cell" style:parent-style-name="Default" style:data-style-name="N104">
      <style:table-cell-properties fo:wrap-option="wrap" style:vertical-align="top"/>
    </style:style>
    <style:style style:name="ce8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7"/>
        <table:table-column table:style-name="co5" table:default-cell-style-name="ce2"/>
        <table:table-column table:style-name="co3" table:default-cell-style-name="ce7"/>
        <table:table-column table:style-name="co9" table:default-cell-style-name="ce2"/>
        <table:table-column table:style-name="co3" table:number-columns-repeated="1010" table:default-cell-style-name="ce2"/>
        <table:table-row table:style-name="ro3">
          <table:table-cell table:style-name="ce1" office:value-type="string">
            <text:p>Ref. Des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Tol</text:p>
          </table:table-cell>
          <table:table-cell table:style-name="ce1" office:value-type="string">
            <text:p>Mfr. PN</text:p>
          </table:table-cell>
          <table:table-cell table:style-name="ce1" office:value-type="string">
            <text:p>Mfr</text:p>
          </table:table-cell>
          <table:table-cell table:style-name="ce1" office:value-type="string">
            <text:p>Data Sheet</text:p>
          </table:table-cell>
          <table:table-cell table:style-name="ce1" office:value-type="string">
            <text:p>Distributor PN</text:p>
          </table:table-cell>
          <table:table-cell table:style-name="ce1" office:value-type="string">
            <text:p>Distributor</text:p>
          </table:table-cell>
          <table:table-cell table:style-name="ce6" office:value-type="string">
            <text:p>Cost/ea</text:p>
          </table:table-cell>
          <table:table-cell table:style-name="ce1" office:value-type="string">
            <text:p>Qty</text:p>
          </table:table-cell>
          <table:table-cell table:style-name="ce6" office:value-type="string">
            <text:p>Cost/brd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U1</text:p>
          </table:table-cell>
          <table:table-cell table:style-name="ce3" office:value-type="string">
            <text:p>IC DUAL DIFF COMPARATOR 8-DIP</text:p>
          </table:table-cell>
          <table:table-cell table:style-name="ce3" table:number-columns-repeated="3"/>
          <table:table-cell office:value-type="string">
            <text:p>LM393AP</text:p>
          </table:table-cell>
          <table:table-cell office:value-type="string">
            <text:p>TI</text:p>
          </table:table-cell>
          <table:table-cell office:value-type="string">
            <text:p>lm393.pdf</text:p>
          </table:table-cell>
          <table:table-cell table:style-name="ce3" office:value-type="string">
            <text:p>296-6609-5-ND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9">
            <text:p>$0.4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ductor</text:p>
          </table:table-cell>
          <table:table-cell office:value-type="float" office:value="220">
            <text:p>220</text:p>
          </table:table-cell>
          <table:table-cell office:value-type="string">
            <text:p>uF</text:p>
          </table:table-cell>
          <table:table-cell table:style-name="ce4" office:value-type="percentage" office:value="0.05">
            <text:p>5.00%</text:p>
          </table:table-cell>
          <table:table-cell table:style-name="ce5" office:value-type="string">
            <text:p>187LY-221J</text:p>
          </table:table-cell>
          <table:table-cell office:value-type="string">
            <text:p>Toko</text:p>
          </table:table-cell>
          <table:table-cell office:value-type="string">
            <text:p>187L6-zzzj.pdf</text:p>
          </table:table-cell>
          <table:table-cell table:style-name="ce5" office:value-type="string">
            <text:p><text:a xlink:href="http://search.digikey.com/scripts/DkSearch/dksus.dll?Detail&amp;name=TK4304-ND">TK4304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L3]*[.K3]" office:value-type="currency" office:currency="USD" office:value="0.76">
            <text:p>$0.76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1000PF 500V MICA RADIAL</text:p>
          </table:table-cell>
          <table:table-cell office:value-type="float" office:value="1000">
            <text:p>1000</text:p>
          </table:table-cell>
          <table:table-cell office:value-type="string">
            <text:p>pF</text:p>
          </table:table-cell>
          <table:table-cell table:style-name="ce4" office:value-type="percentage" office:value="0.01">
            <text:p>1.00%</text:p>
          </table:table-cell>
          <table:table-cell table:style-name="ce3" office:value-type="string">
            <text:p>CD19FD102FO3F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TD-DIPPED.pdf</text:p>
          </table:table-cell>
          <table:table-cell office:value-type="string">
            <text:p><text:a xlink:href="http://search.digikey.com/scripts/DkSearch/dksus.dll?Detail&amp;name=338-2622-ND">338-2622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3.88">
            <text:p>$3.88</text:p>
          </table:table-cell>
          <table:table-cell office:value-type="float" office:value="1">
            <text:p>1</text:p>
          </table:table-cell>
          <table:table-cell table:formula="of:=[.L4]*[.K4]" office:value-type="currency" office:currency="USD" office:value="3.88">
            <text:p>$3.88</text:p>
          </table:table-cell>
          <table:table-cell table:number-columns-repeated="101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table:style-name="ce8" office:value-type="float" office:value="0.0000000001">
            <text:p>1.00E-010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8" office:value-type="float" office:value="0.00022">
            <text:p>2.20E-004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1/(2*PI()*SQRT([.B3]*[.B4]))" office:value-type="float" office:value="1073022.40742901">
            <text:p>1073022.40742901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06/27/2011</text:date>, <text:time>21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0:07:39</meta:creation-date>
    <meta:editing-duration>PT00H50M33S</meta:editing-duration>
    <meta:editing-cycles>4</meta:editing-cycles>
    <meta:generator>OpenOffice.org/3.2$Linux OpenOffice.org_project/320m12$Build-9483</meta:generator>
    <meta:initial-creator>Jerry Dunmire</meta:initial-creator>
    <dc:date>2011-06-27T21:49:18</dc:date>
    <dc:creator>Jerry Dunmire</dc:creator>
    <meta:document-statistic meta:table-count="3" meta:cell-count="52" meta:object-count="0"/>
    <meta:template xlink:type="simple" xlink:actuate="onRequest" xlink:title="PartsList" xlink:href="../PartsList.ots" meta:date="2011-05-20T10:07:38"/>
  </office:meta>
</office:document-meta>
</file>